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P26" style:parent-style-name="Standard" style:family="paragraph">
      <style:text-properties style:font-name="Arial Unicode MS" style:font-name-asian="Arial Unicode MS" style:font-name-complex="Arial Unicode MS"/>
    </style:style>
    <style:style style:name="P27" style:parent-style-name="NormalWeb" style:family="paragraph">
      <style:paragraph-properties fo:text-align="justify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T33" style:parent-style-name="Fuentedepárrafopredeter." style:family="text">
      <style:text-properties style:font-name="Arial Unicode MS" style:font-name-asian="Arial Unicode MS" style:font-name-complex="Arial Unicode MS"/>
    </style:style>
    <style:style style:name="T34" style:parent-style-name="Fuentedepárrafopredeter." style:family="text">
      <style:text-properties style:font-name="Arial Unicode MS" style:font-name-asian="Arial Unicode MS" style:font-name-complex="Arial Unicode MS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6" style:parent-style-name="Fuentedepárrafopredeter." style:family="text">
      <style:text-properties style:font-name="Arial Unicode MS" style:font-name-asian="Arial Unicode MS" style:font-name-complex="Arial Unicode MS"/>
    </style:style>
    <style:style style:name="P37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8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4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4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4" style:family="table-column">
      <style:table-column-properties style:column-width="1.9972in"/>
    </style:style>
    <style:style style:name="TableColumn45" style:family="table-column">
      <style:table-column-properties style:column-width="1.9979in"/>
    </style:style>
    <style:style style:name="TableColumn46" style:family="table-column">
      <style:table-column-properties style:column-width="1.9979in"/>
    </style:style>
    <style:style style:name="Table43" style:family="table">
      <style:table-properties style:width="5.9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4" style:family="table-row">
      <style:table-row-properties style:min-row-height="0.3694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1" style:family="table-row">
      <style:table-row-properties style:min-row-height="0.264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9" style:family="table-row">
      <style:table-row-properties style:min-row-height="0.2916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6" style:family="table-row">
      <style:table-row-properties style:min-row-height="0.2916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8" style:parent-style-name="Normal" style:family="paragraph">
      <style:paragraph-properties fo:break-before="page"/>
    </style:style>
    <style:style style:name="P8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Textbody" style:family="paragraph">
      <style:text-properties style:font-name="Arial Unicode MS" style:font-name-asian="Arial Unicode MS" style:font-name-complex="Arial Unicode MS"/>
    </style:style>
    <style:style style:name="P9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Textbody" style:family="paragraph"/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9" style:parent-style-name="Textbody" style:family="paragraph"/>
    <style:style style:name="T10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01" style:parent-style-name="Fuentedepárrafopredeter." style:family="text">
      <style:text-properties style:font-name="Arial Unicode MS" style:font-name-asian="Arial Unicode MS" style:font-name-complex="Arial Unicode MS"/>
    </style:style>
    <style:style style:name="P102" style:parent-style-name="Textbody" style:family="paragraph"/>
    <style:style style:name="T10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0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5" style:parent-style-name="Textbody" style:family="paragraph"/>
    <style:style style:name="T10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7" style:parent-style-name="Standard" style:family="paragraph">
      <style:paragraph-properties fo:text-align="justify" fo:margin-bottom="0.1944in"/>
    </style:style>
    <style:style style:name="T10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text-properties style:font-name="Arial Unicode MS" style:font-name-asian="Arial Unicode MS" style:font-name-complex="Arial Unicode MS"/>
    </style:style>
    <style:style style:name="P1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Textbody" style:family="paragraph">
      <style:text-properties style:font-name="Arial Unicode MS" style:font-name-asian="Arial Unicode MS" style:font-name-complex="Arial Unicode MS"/>
    </style:style>
    <style:style style:name="P136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Textbody" style:family="paragraph"/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0" style:parent-style-name="Textbody" style:family="paragraph"/>
    <style:style style:name="T14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2" style:parent-style-name="Textbody" style:family="paragraph"/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5" style:parent-style-name="Textbody" style:family="paragraph">
      <style:paragraph-properties fo:margin-left="0.5in">
        <style:tab-stops/>
      </style:paragraph-properties>
    </style:style>
    <style:style style:name="T14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Standard" style:family="paragraph">
      <style:paragraph-properties fo:text-align="justify" fo:margin-bottom="0.1944in"/>
    </style:style>
    <style:style style:name="T14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1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7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7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2" style:parent-style-name="Textbody" style:family="paragraph">
      <style:text-properties style:font-name="Arial Unicode MS" style:font-name-asian="Arial Unicode MS" style:font-name-complex="Arial Unicode MS"/>
    </style:style>
    <style:style style:name="P173" style:parent-style-name="Textbody" style:family="paragraph"/>
    <style:style style:name="T17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5" style:parent-style-name="Fuentedepárrafopredeter." style:family="text">
      <style:text-properties style:font-name="Arial Unicode MS" style:font-name-asian="Arial Unicode MS" style:font-name-complex="Arial Unicode MS"/>
    </style:style>
    <style:style style:name="P176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7" style:parent-style-name="Textbody" style:family="paragraph"/>
    <style:style style:name="T17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0" style:parent-style-name="Textbody" style:family="paragraph"/>
    <style:style style:name="T18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8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6" style:parent-style-name="Standard" style:family="paragraph">
      <style:paragraph-properties fo:text-align="justify" fo:margin-bottom="0.1944in"/>
    </style:style>
    <style:style style:name="T18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Textbody" style:family="paragraph">
      <style:text-properties style:font-name="Arial Unicode MS" style:font-name-asian="Arial Unicode MS" style:font-name-complex="Arial Unicode MS"/>
    </style:style>
    <style:style style:name="P221" style:parent-style-name="Textbody" style:family="paragraph"/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3" style:parent-style-name="Fuentedepárrafopredeter." style:family="text">
      <style:text-properties style:font-name="Arial Unicode MS" style:font-name-asian="Arial Unicode MS" style:font-name-complex="Arial Unicode MS"/>
    </style:style>
    <style:style style:name="P224" style:parent-style-name="Textbody" style:family="paragraph"/>
    <style:style style:name="T22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7" style:parent-style-name="Textbody" style:family="paragraph"/>
    <style:style style:name="T22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0" style:parent-style-name="Textbody" style:family="paragraph">
      <style:paragraph-properties fo:margin-left="0.4916in">
        <style:tab-stops/>
      </style:paragraph-properties>
    </style:style>
    <style:style style:name="T2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paragraph-properties fo:text-align="justify" fo:margin-bottom="0.1944in"/>
    </style:style>
    <style:style style:name="T23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/>
    </style:style>
    <style:style style:name="TableColumn269" style:family="table-column">
      <style:table-column-properties style:column-width="2in" style:use-optimal-column-width="false"/>
    </style:style>
    <style:style style:name="TableColumn270" style:family="table-column">
      <style:table-column-properties style:column-width="2in" style:use-optimal-column-width="false"/>
    </style:style>
    <style:style style:name="TableColumn271" style:family="table-column">
      <style:table-column-properties style:column-width="2in" style:use-optimal-column-width="false"/>
    </style:style>
    <style:style style:name="Table268" style:family="table">
      <style:table-properties style:width="6in" fo:margin-left="-0.009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1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7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2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1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9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5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1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4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50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3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5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8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8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683" style:parent-style-name="Fuentedepárrafopredeter." style:family="text">
      <style:text-properties style:font-name="Arial Unicode MS" style:font-name-asian="Arial Unicode MS" style:font-name-complex="Arial Unicode MS"/>
    </style:style>
    <style:style style:name="T684" style:parent-style-name="Fuentedepárrafopredeter." style:family="text">
      <style:text-properties style:font-name="Arial Unicode MS" style:font-name-asian="Arial Unicode MS" style:font-name-complex="Arial Unicode MS"/>
    </style:style>
    <style:style style:name="T685" style:parent-style-name="Fuentedepárrafopredeter." style:family="text">
      <style:text-properties style:font-name="Arial Unicode MS" style:font-name-asian="Arial Unicode MS" style:font-name-complex="Arial Unicode MS"/>
    </style:style>
    <style:style style:name="T686" style:parent-style-name="Fuentedepárrafopredeter." style:family="text">
      <style:text-properties style:font-name="Arial Unicode MS" style:font-name-asian="Arial Unicode MS" style:font-name-complex="Arial Unicode MS"/>
    </style:style>
    <style:style style:name="T687" style:parent-style-name="Fuentedepárrafopredeter." style:family="text">
      <style:text-properties style:font-name="Arial Unicode MS" style:font-name-asian="Arial Unicode MS" style:font-name-complex="Arial Unicode MS"/>
    </style:style>
    <style:style style:name="T688" style:parent-style-name="Fuentedepárrafopredeter." style:family="text">
      <style:text-properties style:font-name="Arial Unicode MS" style:font-name-asian="Arial Unicode MS" style:font-name-complex="Arial Unicode MS"/>
    </style:style>
    <style:style style:name="T689" style:parent-style-name="Fuentedepárrafopredeter." style:family="text">
      <style:text-properties style:font-name="Arial Unicode MS" style:font-name-asian="Arial Unicode MS" style:font-name-complex="Arial Unicode MS"/>
    </style:style>
    <style:style style:name="T690" style:parent-style-name="Fuentedepárrafopredeter." style:family="text">
      <style:text-properties style:font-name="Arial Unicode MS" style:font-name-asian="Arial Unicode MS" style:font-name-complex="Arial Unicode MS"/>
    </style:style>
    <style:style style:name="T691" style:parent-style-name="Fuentedepárrafopredeter." style:family="text">
      <style:text-properties style:font-name="Arial Unicode MS" style:font-name-asian="Arial Unicode MS" style:font-name-complex="Arial Unicode MS"/>
    </style:style>
    <style:style style:name="T692" style:parent-style-name="Fuentedepárrafopredeter." style:family="text">
      <style:text-properties style:font-name="Arial Unicode MS" style:font-name-asian="Arial Unicode MS" style:font-name-complex="Arial Unicode MS"/>
    </style:style>
    <style:style style:name="P693" style:parent-style-name="Standard" style:family="paragraph">
      <style:text-properties style:font-name="Arial Unicode MS" style:font-name-asian="Arial Unicode MS" style:font-name-complex="Arial Unicode MS"/>
    </style:style>
    <style:style style:name="P69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9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696" style:parent-style-name="Standard" style:family="paragraph">
      <style:text-properties style:font-name="Arial Unicode MS" style:font-name-asian="Arial Unicode MS" style:font-name-complex="Arial Unicode MS"/>
    </style:style>
    <style:style style:name="T697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698" style:parent-style-name="Fuentedepárrafopredeter." style:family="text">
      <style:text-properties style:font-name="Arial Unicode MS" style:font-name-asian="Arial Unicode MS" style:font-name-complex="Arial Unicode MS"/>
    </style:style>
    <style:style style:name="T699" style:parent-style-name="Fuentedepárrafopredeter." style:family="text">
      <style:text-properties style:font-name="Arial Unicode MS" style:font-name-asian="Arial Unicode MS" style:font-name-complex="Arial Unicode MS"/>
    </style:style>
    <style:style style:name="T700" style:parent-style-name="Fuentedepárrafopredeter." style:family="text">
      <style:text-properties style:font-name="Arial Unicode MS" style:font-name-asian="Arial Unicode MS" style:font-name-complex="Arial Unicode MS"/>
    </style:style>
    <style:style style:name="T701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702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703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704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705" style:parent-style-name="Fuentedepárrafopredeter." style:family="text">
      <style:text-properties style:font-name="Arial Unicode MS" style:font-name-asian="Arial Unicode MS" style:font-name-complex="Arial Unicode MS"/>
    </style:style>
    <style:style style:name="P706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7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martes</text:span><text:span text:style-name="T12"><text:s/></text:span><text:span text:style-name="T13">10</text:span><text:span text:style-name="T14"><text:s/>de febrero</text:span></text:p>
      <text:p text:style-name="Standard"><text:span text:style-name="T15"><text:tab/>Hora<text:s/></text:span><text:span text:style-name="T16"><text:tab/>:<text:s/></text:span><text:span text:style-name="T17">10</text:span><text:span text:style-name="T18">:</text:span><text:span text:style-name="T19">3</text:span><text:span text:style-name="T20">0<text:s/></text:span><text:span text:style-name="T21">a</text:span><text:span text:style-name="T22">m</text:span></text:p>
      <text:p text:style-name="Standard"><text:span text:style-name="T23"><text:tab/>Lugar</text:span><text:span text:style-name="T24"><text:tab/>:<text:s/></text:span><text:span text:style-name="T25">Reunión virtual</text:span></text:p>
      <text:p text:style-name="P26"><text:tab/></text:p>
      <text:p text:style-name="P27"><text:span text:style-name="T28">Siendo las 1</text:span><text:span text:style-name="T29">0</text:span><text:span text:style-name="T30">:</text:span><text:span text:style-name="T31">3</text:span><text:span text:style-name="T32">0 horas del día<text:s/></text:span><text:span text:style-name="T33">10</text:span><text:span text:style-name="T34"><text:s/>de febrero de 2026, se reúne el grupo:<text:s/></text:span><text:span text:style-name="T35">Creaciones Yenir – Grupo 6</text:span><text:span text:style-name="T36">, en sesión extraordinaria previa citación realizada.</text:span></text:p>
      <text:p text:style-name="P37">ASISTENTES:</text:p>
      <text:p text:style-name="Standard"><text:span text:style-name="T38">La persona encargada que preceder la reunión,<text:s/></text:span><text:span text:style-name="T39">Diego Bonilla Baltodano</text:span><text:span text:style-name="T40">, pasó lista y determinó que había quórum.</text:span></text:p>
      <text:p text:style-name="P41">Los asistentes a esta reunión son:</text:p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Colaborador</text:p>
          </table:table-cell>
          <table:table-cell table:style-name="TableCell50">
            <text:p text:style-name="P51">Estado</text:p>
          </table:table-cell>
          <table:table-cell table:style-name="TableCell52">
            <text:p text:style-name="P53">Rol</text:p>
          </table:table-cell>
        </table:table-row>
        <table:table-row table:style-name="TableRow54">
          <table:table-cell table:style-name="TableCell55">
            <text:p text:style-name="P56">Diego Bonilla</text:p>
          </table:table-cell>
          <table:table-cell table:style-name="TableCell57">
            <text:p text:style-name="P58">Presente<text:s/></text:p>
          </table:table-cell>
          <table:table-cell table:style-name="TableCell59">
            <text:p text:style-name="P60">Scrum Master</text:p>
          </table:table-cell>
        </table:table-row>
        <table:table-row table:style-name="TableRow61">
          <table:table-cell table:style-name="TableCell62">
            <text:p text:style-name="P63">Sirleni Aguilar</text:p>
            <text:p text:style-name="P64"/>
          </table:table-cell>
          <table:table-cell table:style-name="TableCell65">
            <text:p text:style-name="P66">Presente</text:p>
          </table:table-cell>
          <table:table-cell table:style-name="TableCell67">
            <text:p text:style-name="P68">Desarrolladora</text:p>
          </table:table-cell>
        </table:table-row>
        <table:table-row table:style-name="TableRow69">
          <table:table-cell table:style-name="TableCell70">
            <text:p text:style-name="P71">Anthony Sánchez</text:p>
          </table:table-cell>
          <table:table-cell table:style-name="TableCell72">
            <text:p text:style-name="P73">Presente</text:p>
          </table:table-cell>
          <table:table-cell table:style-name="TableCell74">
            <text:p text:style-name="P75">Desarrollador</text:p>
          </table:table-cell>
        </table:table-row>
        <table:table-row table:style-name="TableRow76">
          <table:table-cell table:style-name="TableCell77">
            <text:p text:style-name="P78">Dilan Flores<text:s/></text:p>
          </table:table-cell>
          <table:table-cell table:style-name="TableCell79">
            <text:p text:style-name="P80">Presente</text:p>
          </table:table-cell>
          <table:table-cell table:style-name="TableCell81">
            <text:p text:style-name="P82">Desarrollador</text:p>
          </table:table-cell>
        </table:table-row>
      </table:table>
      <text:p text:style-name="P83"/>
      <text:p text:style-name="P84"/>
      <text:p text:style-name="P85"/>
      <text:p text:style-name="P86"/>
      <text:p text:style-name="P87"/>
      <text:p text:style-name="P88"/>
      <text:p text:style-name="P89">AGENDA:</text:p>
      <text:p text:style-name="P90">Dilan:</text:p>
      <text:p text:style-name="P91">ASUNTOS:</text:p>
      <text:p text:style-name="P92"/>
      <text:list text:style-name="WW8Num5">
        <text:list-item text:start-value="1">
          <text:p text:style-name="P93">Asuntos tratados y acuerdos tomados</text:p>
        </text:list-item>
      </text:list>
      <text:p text:style-name="P94"><text:tab/><text:tab/></text:p>
      <text:list text:style-name="LFO8" text:continue-numbering="true">
        <text:list-item>
          <text:p text:style-name="P95">Qué he hecho:</text:p>
        </text:list-item>
        <text:list-item>
          <text:p text:style-name="P96"><text:span text:style-name="T97">Realicé<text:s/></text:span><text:span text:style-name="T98">el objeto y el DTO de agregar inventario.<text:s/></text:span></text:p>
        </text:list-item>
        <text:list-item>
          <text:p text:style-name="P99"><text:span text:style-name="T100">Qué voy a hacer</text:span><text:span text:style-name="T101">:</text:span></text:p>
        </text:list-item>
        <text:list-item>
          <text:p text:style-name="P102"><text:span text:style-name="T103">Voy a<text:s/></text:span><text:span text:style-name="T104">comenzar la elaboración del endpoint de agregar un material al inventario.<text:s/></text:span></text:p>
        </text:list-item>
        <text:list-item>
          <text:p text:style-name="P105"><text:span text:style-name="T106">Impedimentos:<text:s/></text:span></text:p>
        </text:list-item>
        <text:list-item>
          <text:p text:style-name="P107"><text:span text:style-name="T108">Tareas realizadas que no fueron planeadas:</text:span></text:p>
        </text:list-item>
      </text:list>
      <text:list text:style-name="WW8Num5" text:continue-numbering="true">
        <text:list-item>
          <text:p text:style-name="P109">Asuntos Pendientes</text:p>
        </text:list-item>
      </text:list>
      <text:p text:style-name="P110"/>
      <text:list text:style-name="WW8Num5" text:continue-numbering="true">
        <text:list-item>
          <text:p text:style-name="P111">Asuntos Nuevos:</text:p>
        </text:list-item>
      </text:list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soft-page-break/>
      <text:p text:style-name="P131">Diego:</text:p>
      <text:p text:style-name="P132">ASUNTOS:</text:p>
      <text:p text:style-name="P133"/>
      <text:list text:style-name="LFO9" text:continue-numbering="true">
        <text:list-item>
          <text:p text:style-name="P134">Asuntos tratados y acuerdos tomados</text:p>
        </text:list-item>
      </text:list>
      <text:p text:style-name="P135"><text:tab/><text:tab/></text:p>
      <text:list text:style-name="LFO8" text:continue-numbering="true">
        <text:list-item>
          <text:p text:style-name="P136">Qué he hecho:</text:p>
        </text:list-item>
        <text:list-item>
          <text:p text:style-name="P137"><text:span text:style-name="T138">He</text:span><text:span text:style-name="T139"><text:s/>creaado el endpoint de eliminar la reseña de un producto en específico, esto por parte del admin.</text:span></text:p>
        </text:list-item>
        <text:list-item>
          <text:p text:style-name="P140"><text:span text:style-name="T141">Qué voy a hacer:</text:span></text:p>
        </text:list-item>
        <text:list-item>
          <text:p text:style-name="P142"><text:span text:style-name="T143">Voy a<text:s/></text:span><text:span text:style-name="T144">empezar a realizar y revisar validaciones en los endpoint hechos en el backend.<text:s/></text:span></text:p>
        </text:list-item>
      </text:list>
      <text:p text:style-name="P145"><text:span text:style-name="T146">Impedimentos:<text:s/></text:span></text:p>
      <text:list text:style-name="LFO8" text:continue-numbering="true">
        <text:list-item>
          <text:p text:style-name="P147"><text:span text:style-name="T148">Tareas realizadas que no fueron planeadas</text:span><text:span text:style-name="T149">:</text:span></text:p>
        </text:list-item>
      </text:list>
      <text:list text:style-name="LFO9" text:continue-numbering="true">
        <text:list-item>
          <text:p text:style-name="P150">Asuntos Pendientes</text:p>
        </text:list-item>
      </text:list>
      <text:p text:style-name="P151"/>
      <text:list text:style-name="LFO9" text:continue-numbering="true">
        <text:list-item>
          <text:p text:style-name="P152">Asuntos Nuevos</text:p>
        </text:list-item>
      </text:list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Sirleni:</text:p>
      <text:p text:style-name="P169">ASUNTOS:</text:p>
      <text:p text:style-name="P170"/>
      <text:list text:style-name="LFO10" text:continue-numbering="true">
        <text:list-item>
          <text:p text:style-name="P171">Asuntos tratados y acuerdos tomados</text:p>
        </text:list-item>
      </text:list>
      <text:p text:style-name="P172"><text:tab/><text:tab/></text:p>
      <text:list text:style-name="LFO8" text:continue-numbering="true">
        <text:list-item>
          <text:p text:style-name="P173"><text:span text:style-name="T174">Qué he hecho</text:span><text:span text:style-name="T175">:</text:span></text:p>
        </text:list-item>
        <text:list-item>
          <text:p text:style-name="P176">Se agregó un botón de eliminar en la parte visual del carrito de compras.</text:p>
        </text:list-item>
        <text:list-item>
          <text:p text:style-name="P177"><text:span text:style-name="T178">Se finalizó la implementación del servicio para eliminar un producto del carrito de compras.</text:span></text:p>
        </text:list-item>
        <text:list-item>
          <text:p text:style-name="P179">Se validó el correcto funcionamiento de la eliminación de productos.</text:p>
        </text:list-item>
        <text:list-item>
          <text:p text:style-name="P180"><text:span text:style-name="T181">Qué voy a hacer:</text:span></text:p>
        </text:list-item>
      </text:list>
      <text:list text:style-name="LFO11" text:continue-numbering="true">
        <text:list-item>
          <text:p text:style-name="P182">Crear el servicio y endpoint para editar productos del carrito de compras.</text:p>
        </text:list-item>
        <text:list-item>
          <text:p text:style-name="P183">Agregar los componentes necesarios para la edición de la vista del carrito de compras.</text:p>
        </text:list-item>
        <text:list-item>
          <text:p text:style-name="P184">Verificar y ajustar el funcionamiento general del carrito de compras</text:p>
        </text:list-item>
      </text:list>
      <text:list text:style-name="LFO8" text:continue-numbering="true">
        <text:list-item>
          <text:p text:style-name="P185">Impedimentos:<text:s/></text:p>
        </text:list-item>
        <text:list-item>
          <text:p text:style-name="P186"><text:span text:style-name="T187">Tareas realizadas que no fueron planeadas</text:span><text:span text:style-name="T188">:</text:span></text:p>
        </text:list-item>
      </text:list>
      <text:list text:style-name="LFO10" text:continue-numbering="true">
        <text:list-item>
          <text:p text:style-name="P189">Asuntos Pendientes</text:p>
        </text:list-item>
      </text:list>
      <text:p text:style-name="P190"/>
      <text:list text:style-name="LFO10" text:continue-numbering="true">
        <text:list-item>
          <text:p text:style-name="P191">Asuntos Nuevos</text:p>
        </text:list-item>
      </text:list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Anthony:</text:p>
      <text:p text:style-name="P217">ASUNTOS:</text:p>
      <text:p text:style-name="P218"/>
      <text:list text:style-name="LFO12" text:continue-numbering="true">
        <text:list-item>
          <text:p text:style-name="P219">Asuntos tratados y acuerdos tomados</text:p>
        </text:list-item>
      </text:list>
      <text:p text:style-name="P220"><text:tab/><text:tab/></text:p>
      <text:list text:style-name="LFO8" text:continue-numbering="true">
        <text:list-item>
          <text:p text:style-name="P221"><text:span text:style-name="T222">Qué he hecho</text:span><text:span text:style-name="T223">:</text:span></text:p>
        </text:list-item>
        <text:list-item>
          <text:p text:style-name="P224"><text:span text:style-name="T225">He i</text:span><text:span text:style-name="T226">mplementado el servicio del apartado para editar reseñas y para eliminar.</text:span></text:p>
        </text:list-item>
        <text:list-item>
          <text:p text:style-name="P227"><text:span text:style-name="T228">Qué voy a hacer:</text:span></text:p>
        </text:list-item>
      </text:list>
      <text:list text:style-name="LFO11" text:continue-numbering="true">
        <text:list-item>
          <text:p text:style-name="P229">Voy a<text:s/>implementar el apartado visual para editar y eliminar reseñas.<text:s/></text:p>
        </text:list-item>
      </text:list>
      <text:p text:style-name="P230"><text:span text:style-name="T231">Impedimentos:<text:s/></text:span></text:p>
      <text:list text:style-name="LFO8" text:continue-numbering="true">
        <text:list-item>
          <text:p text:style-name="P232"><text:span text:style-name="T233">Tareas realizadas que no fueron planeadas</text:span><text:span text:style-name="T234">:</text:span></text:p>
        </text:list-item>
      </text:list>
      <text:list text:style-name="LFO12" text:continue-numbering="true">
        <text:list-item>
          <text:p text:style-name="P235">Asuntos Pendientes</text:p>
        </text:list-item>
        <text:list-item>
          <text:p text:style-name="P236">Asuntos Nuevos</text:p>
        </text:list-item>
      </text:list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Cumplimiento de tareas asignadas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Tarea</text:p>
          </table:table-cell>
          <table:table-cell table:style-name="TableCell275">
            <text:p text:style-name="P276">Responsable</text:p>
          </table:table-cell>
          <table:table-cell table:style-name="TableCell277">
            <text:p text:style-name="P278">Grado de conclusión</text:p>
          </table:table-cell>
        </table:table-row>
        <table:table-row table:style-name="TableRow279">
          <table:table-cell table:style-name="TableCell280">
            <text:p text:style-name="P281">Voy configurar la base de datos en Azure para poder trabajar sobre la misma base de datos todos.<text:s/></text:p>
            <text:p text:style-name="P282">Trabajaré en la historia de usuario 1.1, creando el endpoint para verificar credenciales para el login.</text:p>
            <text:p text:style-name="P283"/>
          </table:table-cell>
          <table:table-cell table:style-name="TableCell284">
            <text:p text:style-name="TableContents">Dilan Flores</text:p>
            <text:p text:style-name="TableContents"><text:s/></text:p>
          </table:table-cell>
          <table:table-cell table:style-name="TableCell285">
            <text:p text:style-name="TableContents">Cerrado</text:p>
          </table:table-cell>
        </table:table-row>
        <table:table-row table:style-name="TableRow286">
          <table:table-cell table:style-name="TableCell287">
            <text:p text:style-name="P288">Hoy voy a trabajar en la elaboración del endpoint de la lista de usuarios, en la historia de usuario 1.2.</text:p>
            <text:p text:style-name="P289"/>
          </table:table-cell>
          <table:table-cell table:style-name="TableCell290">
            <text:p text:style-name="TableContents">Dilan Flores<text:s/>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P294">Voy a comenzar con la siguiente tarea que me corresponde, que sería la elaboración del endpoint para la eliminación de usuarios en la historia de usuario 1.5.</text:p>
            <text:p text:style-name="P295"/>
          </table:table-cell>
          <table:table-cell table:style-name="TableCell296">
            <text:p text:style-name="TableContents">Dilan Flores</text:p>
          </table:table-cell>
          <table:table-cell table:style-name="TableCell297">
            <text:p text:style-name="TableContents">Cerrado</text:p>
          </table:table-cell>
        </table:table-row>
        <table:table-row table:style-name="TableRow298">
          <table:table-cell table:style-name="TableCell299">
            <text:p text:style-name="P300">Voy a comenzar con la elaboración del endpoint para crear nuevos productos (Ropa o accesorios) que corresponde a la historia de usuario 2.2.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Cerrado</text:p>
          </table:table-cell>
        </table:table-row>
        <table:table-row table:style-name="TableRow303">
          <table:table-cell table:style-name="TableCell304">
            <text:p text:style-name="Textbody"><text:span text:style-name="T305">V</text:span><text:span text:style-name="T306">oy a trabajar en la tarea de actualizar productos en lado del backend que corresponde a la historia de usuario 2.4.</text:span></text:p>
          </table:table-cell>
          <table:table-cell table:style-name="TableCell307">
            <text:p text:style-name="TableContents">Dilan Flores</text:p>
          </table:table-cell>
          <table:table-cell table:style-name="TableCell308">
            <text:p text:style-name="TableContents">Cerrado</text:p>
          </table:table-cell>
        </table:table-row>
        <text:soft-page-break/>
        <table:table-row table:style-name="TableRow309">
          <table:table-cell table:style-name="TableCell310">
            <text:p text:style-name="P311">Voy a trabajar con mi compañero Diego en la implementación de JWT para manejar el rol de ADMIN y los permisos.</text:p>
          </table:table-cell>
          <table:table-cell table:style-name="TableCell312">
            <text:p text:style-name="TableContents">Dilan Flores</text:p>
          </table:table-cell>
          <table:table-cell table:style-name="TableCell313">
            <text:p text:style-name="TableContents">Cerrado</text:p>
          </table:table-cell>
        </table:table-row>
        <table:table-row table:style-name="TableRow314">
          <table:table-cell table:style-name="TableCell315">
            <text:p text:style-name="P316">El día de hoy me voy a encargar de documentar el código del backend.</text:p>
            <text:p text:style-name="P317"/>
          </table:table-cell>
          <table:table-cell table:style-name="TableCell318">
            <text:p text:style-name="TableContents">Dilan Flores</text:p>
          </table:table-cell>
          <table:table-cell table:style-name="TableCell319">
            <text:p text:style-name="TableContents">Cerrado</text:p>
          </table:table-cell>
        </table:table-row>
        <table:table-row table:style-name="TableRow320">
          <table:table-cell table:style-name="TableCell321">
            <text:p text:style-name="Textbody"><text:span text:style-name="T322">El día de hoy voy terminar de implementar el JWT en la controller de usuarios que falta.</text:span></text:p>
          </table:table-cell>
          <table:table-cell table:style-name="TableCell323">
            <text:p text:style-name="TableContents">Dilan Flores</text:p>
          </table:table-cell>
          <table:table-cell table:style-name="TableCell324">
            <text:p text:style-name="TableContents">Cerrado</text:p>
          </table:table-cell>
        </table:table-row>
        <table:table-row table:style-name="TableRow325">
          <table:table-cell table:style-name="TableCell326">
            <text:p text:style-name="P327">El día de hoy voy configurar el repositorio con Dilan para las pruebas unitarias y a descargar playwright para las pruebas del FrontEnd que me corresponden</text:p>
          </table:table-cell>
          <table:table-cell table:style-name="TableCell328">
            <text:p text:style-name="TableContents">Dilan Flores</text:p>
          </table:table-cell>
          <table:table-cell table:style-name="TableCell329">
            <text:p text:style-name="TableContents">Cerrado</text:p>
          </table:table-cell>
        </table:table-row>
        <table:table-row table:style-name="TableRow330">
          <table:table-cell table:style-name="TableCell331">
            <text:p text:style-name="P332">Voy a levantar las tablas y relaciones necesarias para el apartado de carrito de compras.</text:p>
            <text:p text:style-name="P333"/>
          </table:table-cell>
          <table:table-cell table:style-name="TableCell334">
            <text:p text:style-name="TableContents">Dilan Flores</text:p>
          </table:table-cell>
          <table:table-cell table:style-name="TableCell335">
            <text:p text:style-name="TableContents">Lista para testear</text:p>
          </table:table-cell>
        </table:table-row>
        <table:table-row table:style-name="TableRow336">
          <table:table-cell table:style-name="TableCell337">
            <text:p text:style-name="P338">Voy a crear el objeto y los DTOs.<text:s/></text:p>
            <text:p text:style-name="P339"/>
          </table:table-cell>
          <table:table-cell table:style-name="TableCell340">
            <text:p text:style-name="TableContents">Dilan Flores</text:p>
          </table:table-cell>
          <table:table-cell table:style-name="TableCell341">
            <text:p text:style-name="TableContents">Lista para testear</text:p>
          </table:table-cell>
        </table:table-row>
        <table:table-row table:style-name="TableRow342">
          <table:table-cell table:style-name="TableCell343">
            <text:p text:style-name="P344">Voy a realizar el endpoint de obtener el carrito de compras de un cliente.<text:s/></text:p>
            <text:p text:style-name="P345"/>
          </table:table-cell>
          <table:table-cell table:style-name="TableCell346">
            <text:p text:style-name="TableContents">Dilan Flores</text:p>
          </table:table-cell>
          <table:table-cell table:style-name="TableCell347">
            <text:p text:style-name="TableContents">Lista para testear</text:p>
          </table:table-cell>
        </table:table-row>
        <table:table-row table:style-name="TableRow348">
          <table:table-cell table:style-name="TableCell349">
            <text:p text:style-name="P350">Voy a realizar el endpoint de agregar productos a un carrito de compras.</text:p>
            <text:p text:style-name="P351"/>
          </table:table-cell>
          <table:table-cell table:style-name="TableCell352">
            <text:p text:style-name="TableContents">Dilan Flores</text:p>
          </table:table-cell>
          <table:table-cell table:style-name="TableCell353">
            <text:p text:style-name="TableContents">Lista para testear</text:p>
          </table:table-cell>
        </table:table-row>
        <table:table-row table:style-name="TableRow354">
          <table:table-cell table:style-name="TableCell355">
            <text:p text:style-name="P356">Realizaré el endpoint de editar la cantidad de productos en un carrito de compras.</text:p>
            <text:p text:style-name="P357"/>
          </table:table-cell>
          <table:table-cell table:style-name="TableCell358">
            <text:p text:style-name="TableContents">Dilan Flores</text:p>
          </table:table-cell>
          <table:table-cell table:style-name="TableCell359">
            <text:p text:style-name="TableContents">Lista para testear</text:p>
          </table:table-cell>
        </table:table-row>
        <table:table-row table:style-name="TableRow360">
          <table:table-cell table:style-name="TableCell361">
            <text:p text:style-name="P362">Voy a realizar el objeto y el DTO de agregar inventario.</text:p>
            <text:p text:style-name="P363"/>
          </table:table-cell>
          <table:table-cell table:style-name="TableCell364">
            <text:p text:style-name="TableContents">Dilan Flores</text:p>
          </table:table-cell>
          <table:table-cell table:style-name="TableCell365">
            <text:p text:style-name="TableContents">Lista para testear</text:p>
          </table:table-cell>
        </table:table-row>
        <text:soft-page-break/>
        <table:table-row table:style-name="TableRow366">
          <table:table-cell table:style-name="TableCell367">
            <text:p text:style-name="P368">Voy a comenzar la elaboración del endpoint de agregar un material al inventario.<text:s/></text:p>
            <text:p text:style-name="P369"/>
          </table:table-cell>
          <table:table-cell table:style-name="TableCell370">
            <text:p text:style-name="TableContents">Dilan Flores</text:p>
          </table:table-cell>
          <table:table-cell table:style-name="TableCell371">
            <text:p text:style-name="TableContents">Pendiente</text:p>
          </table:table-cell>
        </table:table-row>
        <table:table-row table:style-name="TableRow372">
          <table:table-cell table:style-name="TableCell373">
            <text:p text:style-name="P374">Voy a encargarme de las historias 1.1.</text:p>
          </table:table-cell>
          <table:table-cell table:style-name="TableCell375">
            <text:p text:style-name="TableContents">Diego Bonilla</text:p>
          </table:table-cell>
          <table:table-cell table:style-name="TableCell376">
            <text:p text:style-name="TableContents">Cerrado<text:s/></text:p>
          </table:table-cell>
        </table:table-row>
        <table:table-row table:style-name="TableRow377">
          <table:table-cell table:style-name="TableCell378">
            <text:p text:style-name="P379">Voy a encargarme de la historia 1.4 del módulo de usuarios desde el apartado de Backend. <text:s/></text:p>
          </table:table-cell>
          <table:table-cell table:style-name="TableCell380">
            <text:p text:style-name="TableContents">Diego Bonilla</text:p>
          </table:table-cell>
          <table:table-cell table:style-name="TableCell381">
            <text:p text:style-name="TableContents">Cerrado</text:p>
          </table:table-cell>
        </table:table-row>
        <table:table-row table:style-name="TableRow382">
          <table:table-cell table:style-name="TableCell383">
            <text:p text:style-name="P384">Voy a encargarme del endpoint de modificar el rol de un usuario.</text:p>
          </table:table-cell>
          <table:table-cell table:style-name="TableCell385">
            <text:p text:style-name="TableContents">Diego Bonilla</text:p>
          </table:table-cell>
          <table:table-cell table:style-name="TableCell386">
            <text:p text:style-name="TableContents">Cerrado</text:p>
          </table:table-cell>
        </table:table-row>
        <table:table-row table:style-name="TableRow387">
          <table:table-cell table:style-name="TableCell388">
            <text:p text:style-name="P389">Crear el endpoint de listar productos de la historia de usuario 2.1</text:p>
          </table:table-cell>
          <table:table-cell table:style-name="TableCell390">
            <text:p text:style-name="TableContents">Diego Bonilla</text:p>
          </table:table-cell>
          <table:table-cell table:style-name="TableCell391">
            <text:p text:style-name="TableContents">Cerrado</text:p>
          </table:table-cell>
        </table:table-row>
        <table:table-row table:style-name="TableRow392">
          <table:table-cell table:style-name="TableCell393">
            <text:p text:style-name="P394">Voy a trabajar en la implementación de JWT para manejar el rol de ADMIN y los permisos.</text:p>
          </table:table-cell>
          <table:table-cell table:style-name="TableCell395">
            <text:p text:style-name="TableContents">Diego Bonilla</text:p>
          </table:table-cell>
          <table:table-cell table:style-name="TableCell396">
            <text:p text:style-name="TableContents">Cerrado</text:p>
          </table:table-cell>
        </table:table-row>
        <table:table-row table:style-name="TableRow397">
          <table:table-cell table:style-name="TableCell398">
            <text:p text:style-name="Textbody"><text:span text:style-name="T399">Empezar el endpoint de eliminar productos.</text:span></text:p>
          </table:table-cell>
          <table:table-cell table:style-name="TableCell400">
            <text:p text:style-name="TableContents">Diego Bonilla</text:p>
          </table:table-cell>
          <table:table-cell table:style-name="TableCell401">
            <text:p text:style-name="TableContents">Cerrado</text:p>
          </table:table-cell>
        </table:table-row>
        <table:table-row table:style-name="TableRow402">
          <table:table-cell table:style-name="TableCell403">
            <text:p text:style-name="P404">Voy a documentar funcionalidades, controller de productos</text:p>
            <text:p text:style-name="P405"/>
          </table:table-cell>
          <table:table-cell table:style-name="TableCell406">
            <text:p text:style-name="TableContents">Diego Bonilla</text:p>
          </table:table-cell>
          <table:table-cell table:style-name="TableCell407">
            <text:p text:style-name="TableContents">Cerrado</text:p>
          </table:table-cell>
        </table:table-row>
        <table:table-row table:style-name="TableRow408">
          <table:table-cell table:style-name="TableCell409">
            <text:p text:style-name="P410">El día de hoy voy configurar el repositorio con Dilan para las pruebas unitarias y a descargar playwright para las pruebas del FrontEnd que me corresponden</text:p>
            <text:p text:style-name="P411"/>
          </table:table-cell>
          <table:table-cell table:style-name="TableCell412">
            <text:p text:style-name="TableContents">Diego Bonilla</text:p>
          </table:table-cell>
          <table:table-cell table:style-name="TableCell413">
            <text:p text:style-name="TableContents">Cerrado</text:p>
          </table:table-cell>
        </table:table-row>
        <table:table-row table:style-name="TableRow414">
          <table:table-cell table:style-name="TableCell415">
            <text:p text:style-name="Textbody"><text:span text:style-name="T416">Voy a realizar las relaciones correspondientes en la base de datos referente al módulo de reseñas.</text:span><text:span text:style-name="T417"><text:s text:c="4"/></text:span></text:p>
          </table:table-cell>
          <table:table-cell table:style-name="TableCell418">
            <text:p text:style-name="TableContents">Diego Bonilla<text:s/></text:p>
          </table:table-cell>
          <table:table-cell table:style-name="TableCell419">
            <text:p text:style-name="TableContents">Lista para testear</text:p>
          </table:table-cell>
        </table:table-row>
        <table:table-row table:style-name="TableRow420">
          <table:table-cell table:style-name="TableCell421">
            <text:p text:style-name="Textbody"><text:span text:style-name="T422">Voy a empezar los modelos en el backend referente a las reseñas.</text:span><text:span text:style-name="T423"><text:s text:c="4"/></text:span><text:span text:style-name="T424"><text:tab/></text:span></text:p>
            <text:p text:style-name="P425"/>
          </table:table-cell>
          <table:table-cell table:style-name="TableCell426">
            <text:p text:style-name="TableContents">Diego Bonilla</text:p>
          </table:table-cell>
          <table:table-cell table:style-name="TableCell427">
            <text:p text:style-name="TableContents">Lista para testear</text:p>
          </table:table-cell>
        </table:table-row>
        <text:soft-page-break/>
        <table:table-row table:style-name="TableRow428">
          <table:table-cell table:style-name="TableCell429">
            <text:p text:style-name="P430">Voy a hacer la controller especifica para el apartado de reseñas.</text:p>
            <text:p text:style-name="P431"/>
          </table:table-cell>
          <table:table-cell table:style-name="TableCell432">
            <text:p text:style-name="TableContents">Diego Bonilla</text:p>
          </table:table-cell>
          <table:table-cell table:style-name="TableCell433">
            <text:p text:style-name="TableContents">Lista para testear</text:p>
          </table:table-cell>
        </table:table-row>
        <table:table-row table:style-name="TableRow434">
          <table:table-cell table:style-name="TableCell435">
            <text:p text:style-name="P436">Empezaré el endpoint de crear o agregar una reseña.<text:s/></text:p>
            <text:p text:style-name="P437"/>
          </table:table-cell>
          <table:table-cell table:style-name="TableCell438">
            <text:p text:style-name="TableContents">Diego Bonilla</text:p>
          </table:table-cell>
          <table:table-cell table:style-name="TableCell439">
            <text:p text:style-name="TableContents">Lista para testear</text:p>
          </table:table-cell>
        </table:table-row>
        <table:table-row table:style-name="TableRow440">
          <table:table-cell table:style-name="TableCell441">
            <text:p text:style-name="P442">Voy a empezar a crear el endpoint de listar reseñas</text:p>
            <text:p text:style-name="P443"/>
          </table:table-cell>
          <table:table-cell table:style-name="TableCell444">
            <text:p text:style-name="TableContents">Diego Bonilla<text:s/></text:p>
          </table:table-cell>
          <table:table-cell table:style-name="TableCell445">
            <text:p text:style-name="TableContents">Lista para testear</text:p>
          </table:table-cell>
        </table:table-row>
        <table:table-row table:style-name="TableRow446">
          <table:table-cell table:style-name="TableCell447">
            <text:p text:style-name="P448">Voy a empezar a crear el endpoint de listar todas las reseñas de un producto.</text:p>
            <text:p text:style-name="P449"/>
          </table:table-cell>
          <table:table-cell table:style-name="TableCell450">
            <text:p text:style-name="TableContents">Diego Bonilla</text:p>
          </table:table-cell>
          <table:table-cell table:style-name="TableCell451">
            <text:p text:style-name="TableContents">Lista para testear</text:p>
          </table:table-cell>
        </table:table-row>
        <table:table-row table:style-name="TableRow452">
          <table:table-cell table:style-name="TableCell453">
            <text:p text:style-name="P454">Voy a empezar a realizar el endpoint para sacar el promedio de calificación por producto.<text:s/></text:p>
            <text:p text:style-name="P455"/>
          </table:table-cell>
          <table:table-cell table:style-name="TableCell456">
            <text:p text:style-name="TableContents">Diego Bonilla</text:p>
          </table:table-cell>
          <table:table-cell table:style-name="TableCell457">
            <text:p text:style-name="TableContents">Lista para testear</text:p>
          </table:table-cell>
        </table:table-row>
        <table:table-row table:style-name="TableRow458">
          <table:table-cell table:style-name="TableCell459">
            <text:p text:style-name="P460">Voy a crear el endpoint de listar las reseñas específicas de un producto.</text:p>
            <text:p text:style-name="P461"/>
          </table:table-cell>
          <table:table-cell table:style-name="TableCell462">
            <text:p text:style-name="TableContents">Diego Bonilla</text:p>
          </table:table-cell>
          <table:table-cell table:style-name="TableCell463">
            <text:p text:style-name="TableContents">Lista para testear</text:p>
          </table:table-cell>
        </table:table-row>
        <table:table-row table:style-name="TableRow464">
          <table:table-cell table:style-name="TableCell465">
            <text:p text:style-name="P466">Voy a crear el endpoint de eliminar una reseña de un usuario en sesión.<text:s/></text:p>
            <text:p text:style-name="P467"/>
          </table:table-cell>
          <table:table-cell table:style-name="TableCell468">
            <text:p text:style-name="TableContents">Diego Bonilla</text:p>
          </table:table-cell>
          <table:table-cell table:style-name="TableCell469">
            <text:p text:style-name="TableContents">Lista para testear</text:p>
          </table:table-cell>
        </table:table-row>
        <table:table-row table:style-name="TableRow470">
          <table:table-cell table:style-name="TableCell471">
            <text:p text:style-name="P472">Voy a empezar a crear el endpoint de eliminar la reseña de un producto en específico, esto por parte del admin.</text:p>
            <text:p text:style-name="P473"/>
          </table:table-cell>
          <table:table-cell table:style-name="TableCell474">
            <text:p text:style-name="TableContents">Diego Bonilla</text:p>
          </table:table-cell>
          <table:table-cell table:style-name="TableCell475">
            <text:p text:style-name="TableContents">Lista para testear</text:p>
          </table:table-cell>
        </table:table-row>
        <table:table-row table:style-name="TableRow476">
          <table:table-cell table:style-name="TableCell477">
            <text:p text:style-name="P478">Voy a empezar a realizar y revisar validaciones en los endpoint hechos en el backend.<text:s/></text:p>
            <text:p text:style-name="P479"/>
          </table:table-cell>
          <table:table-cell table:style-name="TableCell480">
            <text:p text:style-name="TableContents">Diego Bonilla<text:s/></text:p>
          </table:table-cell>
          <table:table-cell table:style-name="TableCell481">
            <text:p text:style-name="TableContents">Pendiente</text:p>
          </table:table-cell>
        </table:table-row>
        <table:table-row table:style-name="TableRow482">
          <table:table-cell table:style-name="TableCell483">
            <text:p text:style-name="P484">Voy a encargarme de la creación del dashboard para el administrador en el frontend</text:p>
          </table:table-cell>
          <table:table-cell table:style-name="TableCell485">
            <text:p text:style-name="TableContents">Sirleni Aguilar</text:p>
          </table:table-cell>
          <table:table-cell table:style-name="TableCell486">
            <text:p text:style-name="TableContents">Cerrado</text:p>
          </table:table-cell>
        </table:table-row>
        <text:soft-page-break/>
        <table:table-row table:style-name="TableRow487">
          <table:table-cell table:style-name="TableCell488">
            <text:p text:style-name="P489">Voy a encargarme de la historia 1.2 del módulo de usuarios desde el apartado de Frontend.</text:p>
          </table:table-cell>
          <table:table-cell table:style-name="TableCell490">
            <text:p text:style-name="TableContents">Sirleni Aguilar</text:p>
          </table:table-cell>
          <table:table-cell table:style-name="TableCell491">
            <text:p text:style-name="TableContents">Cerrado</text:p>
          </table:table-cell>
        </table:table-row>
        <table:table-row table:style-name="TableRow492">
          <table:table-cell table:style-name="TableCell493">
            <text:p text:style-name="P494">Iniciaré a desarrollar la HU 1.4, vista para actualizar con formulario autenticación de datos del usuario.</text:p>
            <text:p text:style-name="P495"/>
          </table:table-cell>
          <table:table-cell table:style-name="TableCell496">
            <text:p text:style-name="TableContents">Sirleni Aguilar</text:p>
          </table:table-cell>
          <table:table-cell table:style-name="TableCell497">
            <text:p text:style-name="TableContents">Cerrado</text:p>
          </table:table-cell>
        </table:table-row>
        <table:table-row table:style-name="TableRow498">
          <table:table-cell table:style-name="TableCell499">
            <text:p text:style-name="P500">Voy a iniciar el desarrollo de mostrar catálogo de productos.</text:p>
          </table:table-cell>
          <table:table-cell table:style-name="TableCell501">
            <text:p text:style-name="TableContents">Sirleni Aguilar</text:p>
          </table:table-cell>
          <table:table-cell table:style-name="TableCell502">
            <text:p text:style-name="TableContents">Cerrado</text:p>
          </table:table-cell>
        </table:table-row>
        <table:table-row table:style-name="TableRow503">
          <table:table-cell table:style-name="TableCell504">
            <text:p text:style-name="P505">Voy a trabajar en la eliminación de productos</text:p>
          </table:table-cell>
          <table:table-cell table:style-name="TableCell506">
            <text:p text:style-name="TableContents">Sirleni Aguilar</text:p>
          </table:table-cell>
          <table:table-cell table:style-name="TableCell507">
            <text:p text:style-name="TableContents">Cerrado</text:p>
          </table:table-cell>
        </table:table-row>
        <table:table-row table:style-name="TableRow508">
          <table:table-cell table:style-name="TableCell509">
            <text:p text:style-name="P510">Tareas de la implementación de JWT</text:p>
          </table:table-cell>
          <table:table-cell table:style-name="TableCell511">
            <text:p text:style-name="TableContents">Sirleni Aguilar</text:p>
          </table:table-cell>
          <table:table-cell table:style-name="TableCell512">
            <text:p text:style-name="TableContents">Cerrado</text:p>
          </table:table-cell>
        </table:table-row>
        <table:table-row table:style-name="TableRow513">
          <table:table-cell table:style-name="TableCell514">
            <text:p text:style-name="P515">Voy a terminar las correcciones faltantes del sprint pasado.</text:p>
            <text:p text:style-name="P516"/>
          </table:table-cell>
          <table:table-cell table:style-name="TableCell517">
            <text:p text:style-name="TableContents">Sirleni Aguilar</text:p>
          </table:table-cell>
          <table:table-cell table:style-name="TableCell518">
            <text:p text:style-name="TableContents">Lista para testear</text:p>
          </table:table-cell>
        </table:table-row>
        <table:table-row table:style-name="TableRow519">
          <table:table-cell table:style-name="TableCell520">
            <text:p text:style-name="P521">Agregar detalles visuales en la vista home</text:p>
          </table:table-cell>
          <table:table-cell table:style-name="TableCell522">
            <text:p text:style-name="TableContents">Sirleni Aguilar</text:p>
          </table:table-cell>
          <table:table-cell table:style-name="TableCell523">
            <text:p text:style-name="TableContents">Lista para testear</text:p>
          </table:table-cell>
        </table:table-row>
        <table:table-row table:style-name="TableRow524">
          <table:table-cell table:style-name="TableCell525">
            <text:p text:style-name="P526">Configurar la parte del login del usuario (redirecciones)</text:p>
            <text:p text:style-name="P527"/>
          </table:table-cell>
          <table:table-cell table:style-name="TableCell528">
            <text:p text:style-name="TableContents">Sirleni Aguilar</text:p>
          </table:table-cell>
          <table:table-cell table:style-name="TableCell529">
            <text:p text:style-name="TableContents">Lista para testear</text:p>
          </table:table-cell>
        </table:table-row>
        <table:table-row table:style-name="TableRow530">
          <table:table-cell table:style-name="TableCell531">
            <text:p text:style-name="P532">Empezaré a desarrollar la vista del carrito de compras</text:p>
            <text:p text:style-name="P533"/>
          </table:table-cell>
          <table:table-cell table:style-name="TableCell534">
            <text:p text:style-name="TableContents">Sirleni Aguilar</text:p>
          </table:table-cell>
          <table:table-cell table:style-name="TableCell535">
            <text:p text:style-name="TableContents">Lista para testear</text:p>
          </table:table-cell>
        </table:table-row>
        <table:table-row table:style-name="TableRow536">
          <table:table-cell table:style-name="TableCell537">
            <text:p text:style-name="P538">Empezaré la integración con el backend con respecto al carrito de compras.</text:p>
          </table:table-cell>
          <table:table-cell table:style-name="TableCell539">
            <text:p text:style-name="TableContents">Sirleni Aguilar</text:p>
          </table:table-cell>
          <table:table-cell table:style-name="TableCell540">
            <text:p text:style-name="TableContents">Lista para testear</text:p>
          </table:table-cell>
        </table:table-row>
        <table:table-row table:style-name="TableRow541">
          <table:table-cell table:style-name="TableCell542">
            <text:p text:style-name="P543">Validaré la funcionalidad del carrito de compras.</text:p>
            <text:p text:style-name="P544"/>
          </table:table-cell>
          <table:table-cell table:style-name="TableCell545">
            <text:p text:style-name="TableContents">Sirleni Aguilar</text:p>
          </table:table-cell>
          <table:table-cell table:style-name="TableCell546">
            <text:p text:style-name="TableContents">Lista para testear</text:p>
          </table:table-cell>
        </table:table-row>
        <table:table-row table:style-name="TableRow547">
          <table:table-cell table:style-name="TableCell548">
            <text:p text:style-name="P549">Integraré el navbar en la vista del carrito de compras.<text:s/></text:p>
            <text:p text:style-name="P550"/>
          </table:table-cell>
          <table:table-cell table:style-name="TableCell551">
            <text:p text:style-name="TableContents">Sirleni Aguilar</text:p>
          </table:table-cell>
          <table:table-cell table:style-name="TableCell552">
            <text:p text:style-name="TableContents">Lista para testear</text:p>
          </table:table-cell>
        </table:table-row>
        <table:table-row table:style-name="TableRow553">
          <table:table-cell table:style-name="TableCell554">
            <text:p text:style-name="Textbody"><text:span text:style-name="T555">Empezaré a conectar el front de eliminar un producto del<text:s/></text:span><text:soft-page-break/><text:span text:style-name="T556">carrito de compras con el backend.</text:span></text:p>
          </table:table-cell>
          <table:table-cell table:style-name="TableCell557">
            <text:p text:style-name="TableContents">Sirleni Aguilar</text:p>
          </table:table-cell>
          <table:table-cell table:style-name="TableCell558">
            <text:p text:style-name="TableContents">Lista para testear</text:p>
          </table:table-cell>
        </table:table-row>
        <table:table-row table:style-name="TableRow559">
          <table:table-cell table:style-name="TableCell560">
            <text:p text:style-name="P561">Implementaré un botón para eliminar los productos</text:p>
            <text:p text:style-name="P562"/>
          </table:table-cell>
          <table:table-cell table:style-name="TableCell563">
            <text:p text:style-name="TableContents">Sirleni Aguilar</text:p>
          </table:table-cell>
          <table:table-cell table:style-name="TableCell564">
            <text:p text:style-name="TableContents">Lista para testear</text:p>
          </table:table-cell>
        </table:table-row>
        <table:table-row table:style-name="TableRow565">
          <table:table-cell table:style-name="TableCell566">
            <text:p text:style-name="P567">Crear el servicio y endpoint para editar productos del carrito de compras.</text:p>
            <text:list text:style-name="LFO11" text:continue-numbering="true">
              <text:list-item>
                <text:p text:style-name="P568"/>
              </text:list-item>
            </text:list>
          </table:table-cell>
          <table:table-cell table:style-name="TableCell569">
            <text:p text:style-name="TableContents">Sirleni Aguilar</text:p>
          </table:table-cell>
          <table:table-cell table:style-name="TableCell570">
            <text:p text:style-name="TableContents">Pendiente<text:s/></text:p>
          </table:table-cell>
        </table:table-row>
        <table:table-row table:style-name="TableRow571">
          <table:table-cell table:style-name="TableCell572">
            <text:p text:style-name="P573">Agregar los componentes necesarios para la edición de la vista del carrito de compras.</text:p>
            <text:p text:style-name="P574"/>
          </table:table-cell>
          <table:table-cell table:style-name="TableCell575">
            <text:p text:style-name="TableContents">Sirleni Aguilar</text:p>
          </table:table-cell>
          <table:table-cell table:style-name="TableCell576">
            <text:p text:style-name="TableContents">Pendiente</text:p>
          </table:table-cell>
        </table:table-row>
        <table:table-row table:style-name="TableRow577">
          <table:table-cell table:style-name="TableCell578">
            <text:p text:style-name="P579">Verificar y ajustar el funcionamiento general del carrito de compras</text:p>
            <text:p text:style-name="P580"/>
          </table:table-cell>
          <table:table-cell table:style-name="TableCell581">
            <text:p text:style-name="TableContents">Sirleni Aguilar</text:p>
          </table:table-cell>
          <table:table-cell table:style-name="TableCell582">
            <text:p text:style-name="TableContents">Pendiente</text:p>
          </table:table-cell>
        </table:table-row>
        <table:table-row table:style-name="TableRow583">
          <table:table-cell table:style-name="TableCell584">
            <text:p text:style-name="Textbody"><text:span text:style-name="T585">Voy a encargarme de las historias 1.1(Vista de registro y vista de acceso) del módulo de Usuarios desde el apartado de Frontend. <text:s/></text:span></text:p>
          </table:table-cell>
          <table:table-cell table:style-name="TableCell586">
            <text:p text:style-name="TableContents">Anthony Sánchez</text:p>
          </table:table-cell>
          <table:table-cell table:style-name="TableCell587">
            <text:p text:style-name="TableContents">Cerrado</text:p>
          </table:table-cell>
        </table:table-row>
        <table:table-row table:style-name="TableRow588">
          <table:table-cell table:style-name="TableCell589">
            <text:p text:style-name="P590">Voy comenzar con la eliminación de usuarios de la historia de usuario 1.5 en el lado del Frontend.</text:p>
            <text:p text:style-name="TableContents"/>
          </table:table-cell>
          <table:table-cell table:style-name="TableCell591">
            <text:p text:style-name="TableContents">Anthony Sánchez</text:p>
          </table:table-cell>
          <table:table-cell table:style-name="TableCell592">
            <text:p text:style-name="TableContents">Cerrado</text:p>
          </table:table-cell>
        </table:table-row>
        <table:table-row table:style-name="TableRow593">
          <table:table-cell table:style-name="TableCell594">
            <text:p text:style-name="P595">Voy a realizar la tarea de mostrar lista de productos en el front, en la historia de usuario 2.1.</text:p>
            <text:p text:style-name="P596"/>
          </table:table-cell>
          <table:table-cell table:style-name="TableCell597">
            <text:p text:style-name="TableContents">Anthony Sánchez</text:p>
          </table:table-cell>
          <table:table-cell table:style-name="TableCell598">
            <text:p text:style-name="TableContents">Cerrado</text:p>
          </table:table-cell>
        </table:table-row>
        <table:table-row table:style-name="TableRow599">
          <table:table-cell table:style-name="TableCell600">
            <text:p text:style-name="P601">Voy a realizar la tarea de vista con formulario para agregar nuevos productos, en la historia de usuario 2.2</text:p>
            <text:p text:style-name="P602"/>
          </table:table-cell>
          <table:table-cell table:style-name="TableCell603">
            <text:p text:style-name="TableContents">Anthony Sánchez</text:p>
          </table:table-cell>
          <table:table-cell table:style-name="TableCell604">
            <text:p text:style-name="TableContents">Cerrado</text:p>
          </table:table-cell>
        </table:table-row>
        <table:table-row table:style-name="TableRow605">
          <table:table-cell table:style-name="TableCell606">
            <text:p text:style-name="P607">Voy a mejorar el apartado de productos a nivel general con respecto a las vistas.</text:p>
          </table:table-cell>
          <table:table-cell table:style-name="TableCell608">
            <text:p text:style-name="TableContents">Anthony Sánchez</text:p>
          </table:table-cell>
          <table:table-cell table:style-name="TableCell609">
            <text:p text:style-name="TableContents">Cerrado</text:p>
          </table:table-cell>
        </table:table-row>
        <text:soft-page-break/>
        <table:table-row table:style-name="TableRow610">
          <table:table-cell table:style-name="TableCell611">
            <text:p text:style-name="P612">Voy a comenzar con la tarea de asignación de rol ADMIN.</text:p>
            <text:p text:style-name="P613"/>
          </table:table-cell>
          <table:table-cell table:style-name="TableCell614">
            <text:p text:style-name="TableContents">Anthony Sánchez</text:p>
          </table:table-cell>
          <table:table-cell table:style-name="TableCell615">
            <text:p text:style-name="TableContents">Cerrado</text:p>
          </table:table-cell>
        </table:table-row>
        <table:table-row table:style-name="TableRow616">
          <table:table-cell table:style-name="TableCell617">
            <text:p text:style-name="P618">Comenzaré a desarrollar la HU 2.4 que consiste en realizar el formulario para actualizar productos.</text:p>
            <text:p text:style-name="P619"/>
          </table:table-cell>
          <table:table-cell table:style-name="TableCell620">
            <text:p text:style-name="TableContents">Anthony Sánchez</text:p>
          </table:table-cell>
          <table:table-cell table:style-name="TableCell621">
            <text:p text:style-name="TableContents">Cerrado</text:p>
          </table:table-cell>
        </table:table-row>
        <table:table-row table:style-name="TableRow622">
          <table:table-cell table:style-name="TableCell623">
            <text:p text:style-name="P624">Creare la vista de los detalles del producto en el catálogo para el cliente.</text:p>
            <text:p text:style-name="P625"/>
          </table:table-cell>
          <table:table-cell table:style-name="TableCell626">
            <text:p text:style-name="TableContents">Anthony Sánchez</text:p>
          </table:table-cell>
          <table:table-cell table:style-name="TableCell627">
            <text:p text:style-name="TableContents">Cerrado</text:p>
          </table:table-cell>
        </table:table-row>
        <table:table-row table:style-name="TableRow628">
          <table:table-cell table:style-name="TableCell629">
            <text:p text:style-name="P630">Voy a terminar las correcciones faltantes del sprint pasado.</text:p>
            <text:p text:style-name="P631"/>
          </table:table-cell>
          <table:table-cell table:style-name="TableCell632">
            <text:p text:style-name="TableContents">Anthony Sánchez</text:p>
          </table:table-cell>
          <table:table-cell table:style-name="TableCell633">
            <text:p text:style-name="TableContents">Lista para testear</text:p>
          </table:table-cell>
        </table:table-row>
        <table:table-row table:style-name="TableRow634">
          <table:table-cell table:style-name="TableCell635">
            <text:p text:style-name="Textbody"><text:span text:style-name="T636">Voy a testear la funcionalidad nuevamente de cambiar el rol de usuario.</text:span></text:p>
          </table:table-cell>
          <table:table-cell table:style-name="TableCell637">
            <text:p text:style-name="TableContents">Anthony Sánchez</text:p>
          </table:table-cell>
          <table:table-cell table:style-name="TableCell638">
            <text:p text:style-name="TableContents">Lista para testear</text:p>
          </table:table-cell>
        </table:table-row>
        <table:table-row table:style-name="TableRow639">
          <table:table-cell table:style-name="TableCell640">
            <text:p text:style-name="P641">Voy a empezar el modelo de reseñas en el front</text:p>
            <text:p text:style-name="P642"/>
          </table:table-cell>
          <table:table-cell table:style-name="TableCell643">
            <text:p text:style-name="TableContents">Anthony Sánchez</text:p>
          </table:table-cell>
          <table:table-cell table:style-name="TableCell644">
            <text:p text:style-name="TableContents">Lista para testear</text:p>
          </table:table-cell>
        </table:table-row>
        <table:table-row table:style-name="TableRow645">
          <table:table-cell table:style-name="TableCell646">
            <text:p text:style-name="Textbody"><text:span text:style-name="T647">Estaré manejando lo que es el service <text:s/>e implementación de la funcionalidad en el front de agregar una reseña.</text:span></text:p>
          </table:table-cell>
          <table:table-cell table:style-name="TableCell648">
            <text:p text:style-name="TableContents">Anthony Sánchez</text:p>
          </table:table-cell>
          <table:table-cell table:style-name="TableCell649">
            <text:p text:style-name="TableContents">Lista para testear</text:p>
          </table:table-cell>
        </table:table-row>
        <table:table-row table:style-name="TableRow650">
          <table:table-cell table:style-name="TableCell651">
            <text:p text:style-name="P652">Voy a empezar a trabajar el apartado del listado de reseñas.<text:s/></text:p>
            <text:p text:style-name="P653"/>
          </table:table-cell>
          <table:table-cell table:style-name="TableCell654">
            <text:p text:style-name="TableContents">Anthony Sánchez</text:p>
          </table:table-cell>
          <table:table-cell table:style-name="TableCell655">
            <text:p text:style-name="TableContents">Lista para testear</text:p>
          </table:table-cell>
        </table:table-row>
        <table:table-row table:style-name="TableRow656">
          <table:table-cell table:style-name="TableCell657">
            <text:p text:style-name="P658">Voy a preparar el servicio para listar reseñas para posteriormente integrar la funcionalidad.<text:s/></text:p>
            <text:p text:style-name="P659"/>
          </table:table-cell>
          <table:table-cell table:style-name="TableCell660">
            <text:p text:style-name="TableContents">Anthony Sánchez<text:s/></text:p>
          </table:table-cell>
          <table:table-cell table:style-name="TableCell661">
            <text:p text:style-name="TableContents">Lista para testear</text:p>
          </table:table-cell>
        </table:table-row>
        <table:table-row table:style-name="TableRow662">
          <table:table-cell table:style-name="TableCell663">
            <text:p text:style-name="P664">Voy a implementar el apartado para editar reseñas.</text:p>
            <text:p text:style-name="P665"/>
          </table:table-cell>
          <table:table-cell table:style-name="TableCell666">
            <text:p text:style-name="TableContents">Anthony Sánchez</text:p>
          </table:table-cell>
          <table:table-cell table:style-name="TableCell667">
            <text:p text:style-name="TableContents">Pendiente</text:p>
          </table:table-cell>
        </table:table-row>
        <table:table-row table:style-name="TableRow668">
          <table:table-cell table:style-name="TableCell669">
            <text:p text:style-name="P670">Voy a implementar el apartado para eliminar reseñas.<text:s/></text:p>
            <text:p text:style-name="P671"/>
          </table:table-cell>
          <table:table-cell table:style-name="TableCell672">
            <text:p text:style-name="TableContents">Anthony Sánchez<text:s/></text:p>
          </table:table-cell>
          <table:table-cell table:style-name="TableCell673">
            <text:p text:style-name="TableContents">Pendiente</text:p>
          </table:table-cell>
        </table:table-row>
        <table:table-row table:style-name="TableRow674">
          <table:table-cell table:style-name="TableCell675">
            <text:p text:style-name="P676">Voy a implementar el apartado visual para editar y eliminar reseñas.<text:s/></text:p>
            <text:p text:style-name="P677"/>
          </table:table-cell>
          <table:table-cell table:style-name="TableCell678">
            <text:p text:style-name="TableContents">Anthony Sánchez</text:p>
          </table:table-cell>
          <table:table-cell table:style-name="TableCell679">
            <text:p text:style-name="TableContents">Pendiente</text:p>
          </table:table-cell>
        </table:table-row>
      </table:table>
      <text:p text:style-name="P680"/>
      <text:p text:style-name="P681">PROXIMA REUNION:</text:p>
      <text:p text:style-name="P682"/>
      <text:p text:style-name="Standard"><text:span text:style-name="T683">Fecha: 1</text:span><text:span text:style-name="T684">1</text:span><text:span text:style-name="T685"><text:s/>de febrero de 2026</text:span></text:p>
      <text:p text:style-name="Standard"><text:span text:style-name="T686">Hora:<text:s/></text:span><text:span text:style-name="T687">8</text:span><text:span text:style-name="T688">:</text:span><text:span text:style-name="T689">0</text:span><text:span text:style-name="T690">0 AM</text:span></text:p>
      <text:p text:style-name="Standard"><text:span text:style-name="T691">Lugar:<text:s/></text:span><text:span text:style-name="T692">Universidad</text:span></text:p>
      <text:p text:style-name="P693"/>
      <text:p text:style-name="P694"/>
      <text:p text:style-name="P695">CLAUSURA:</text:p>
      <text:p text:style-name="P696"/>
      <text:p text:style-name="Standard"><text:span text:style-name="T697">Diego Bonilla Baltodano</text:span><text:span text:style-name="T698"><text:s/>como persona encargada de preceder la reunión, clausura la reunión a la<text:s/></text:span><text:span text:style-name="T699">10</text:span><text:span text:style-name="T700">:</text:span><text:span text:style-name="T701">5</text:span><text:span text:style-name="T702">0<text:s/></text:span><text:span text:style-name="T703">a</text:span><text:span text:style-name="T704">m</text:span><text:span text:style-name="T705">.</text:span></text:p>
      <text:p text:style-name="P7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10T15:49:00Z</dc:date>
    <meta:template xlink:href="Normal" xlink:type="simple"/>
    <meta:editing-cycles>64</meta:editing-cycles>
    <meta:editing-duration>PT43620S</meta:editing-duration>
    <meta:document-statistic meta:page-count="13" meta:paragraph-count="359" meta:word-count="1697" meta:character-count="10064" meta:row-count="671" meta:non-whitespace-character-count="8726"/>
  </office:meta>
</office:document-meta>
</file>